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0pt" style:font-size-asian="160pt" style:font-size-complex="160pt"/>
    </style:style>
    <style:style style:name="T1" style:family="text">
      <style:text-properties fo:font-size="12pt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FOR</text:p>
      <text:p text:style-name="P1"/>
      <text:p text:style-name="P1">SA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Morris</meta:initial-creator>
    <meta:creation-date>2014-06-15T15:01:20</meta:creation-date>
    <dc:date>2014-06-15T15:02:16</dc:date>
    <dc:creator>Tony Morris</dc:creator>
    <meta:editing-duration>P0D</meta:editing-duration>
    <meta:editing-cycles>1</meta:editing-cycles>
    <meta:document-statistic meta:table-count="0" meta:image-count="0" meta:object-count="0" meta:page-count="1" meta:paragraph-count="2" meta:word-count="2" meta:character-count="7" meta:non-whitespace-character-count="7"/>
    <meta:generator>LibreOffice/3.5$Linux_X86_64 LibreOffice_project/350m1$Build-2</meta:generator>
  </office:meta>
</office:document-meta>
</file>